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1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cellular_amino_acid_biosynthetic_loading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erm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</table:table-row>
        <table:table-row table:style-name="ro1">
          <table:table-cell office:value-type="string" calcext:value-type="string">
            <text:p>GO_0009082</text:p>
          </table:table-cell>
          <table:table-cell office:value-type="float" office:value="0.0542505889341867" calcext:value-type="float">
            <text:p>0.0542505889</text:p>
          </table:table-cell>
          <table:table-cell office:value-type="float" office:value="-0.0215893566791359" calcext:value-type="float">
            <text:p>-0.0215893567</text:p>
          </table:table-cell>
        </table:table-row>
        <table:table-row table:style-name="ro1">
          <table:table-cell office:value-type="string" calcext:value-type="string">
            <text:p>GO_0000105</text:p>
          </table:table-cell>
          <table:table-cell office:value-type="float" office:value="-0.0266314399716874" calcext:value-type="float">
            <text:p>-0.02663144</text:p>
          </table:table-cell>
          <table:table-cell office:value-type="float" office:value="-0.00250055078625874" calcext:value-type="float">
            <text:p>-0.0025005508</text:p>
          </table:table-cell>
        </table:table-row>
        <table:table-row table:style-name="ro1">
          <table:table-cell office:value-type="string" calcext:value-type="string">
            <text:p>GO_0006542</text:p>
          </table:table-cell>
          <table:table-cell office:value-type="float" office:value="0.0823866517772887" calcext:value-type="float">
            <text:p>0.0823866518</text:p>
          </table:table-cell>
          <table:table-cell office:value-type="float" office:value="-0.0244834967688231" calcext:value-type="float">
            <text:p>-0.0244834968</text:p>
          </table:table-cell>
        </table:table-row>
        <table:table-row table:style-name="ro1">
          <table:table-cell office:value-type="string" calcext:value-type="string">
            <text:p>GO_0009089</text:p>
          </table:table-cell>
          <table:table-cell office:value-type="float" office:value="-0.0395103023687902" calcext:value-type="float">
            <text:p>-0.0395103024</text:p>
          </table:table-cell>
          <table:table-cell office:value-type="float" office:value="0.00379514575525712" calcext:value-type="float">
            <text:p>0.0037951458</text:p>
          </table:table-cell>
        </table:table-row>
        <table:table-row table:style-name="ro1">
          <table:table-cell office:value-type="string" calcext:value-type="string">
            <text:p>GO_0008652</text:p>
          </table:table-cell>
          <table:table-cell office:value-type="float" office:value="-0.0175536448027657" calcext:value-type="float">
            <text:p>-0.0175536448</text:p>
          </table:table-cell>
          <table:table-cell office:value-type="float" office:value="-0.0103147832003757" calcext:value-type="float">
            <text:p>-0.0103147832</text:p>
          </table:table-cell>
        </table:table-row>
        <table:table-row table:style-name="ro1">
          <table:table-cell office:value-type="string" calcext:value-type="string">
            <text:p>GO_0006545</text:p>
          </table:table-cell>
          <table:table-cell office:value-type="float" office:value="-0.0422156337777769" calcext:value-type="float">
            <text:p>-0.0422156338</text:p>
          </table:table-cell>
          <table:table-cell office:value-type="float" office:value="0.0036421641942328" calcext:value-type="float">
            <text:p>0.0036421642</text:p>
          </table:table-cell>
        </table:table-row>
        <table:table-row table:style-name="ro1">
          <table:table-cell office:value-type="string" calcext:value-type="string">
            <text:p>GO_0006537</text:p>
          </table:table-cell>
          <table:table-cell office:value-type="float" office:value="-0.0297865333644114" calcext:value-type="float">
            <text:p>-0.0297865334</text:p>
          </table:table-cell>
          <table:table-cell office:value-type="float" office:value="-0.00214229261735646" calcext:value-type="float">
            <text:p>-0.0021422926</text:p>
          </table:table-cell>
        </table:table-row>
        <table:table-row table:style-name="ro1">
          <table:table-cell office:value-type="string" calcext:value-type="string">
            <text:p>GO_0006571</text:p>
          </table:table-cell>
          <table:table-cell office:value-type="float" office:value="-0.0353511625979124" calcext:value-type="float">
            <text:p>-0.0353511626</text:p>
          </table:table-cell>
          <table:table-cell office:value-type="float" office:value="-0.0097107462179052" calcext:value-type="float">
            <text:p>-0.0097107462</text:p>
          </table:table-cell>
        </table:table-row>
        <table:table-row table:style-name="ro1">
          <table:table-cell office:value-type="string" calcext:value-type="string">
            <text:p>GO_0006523</text:p>
          </table:table-cell>
          <table:table-cell office:value-type="float" office:value="0.0854066743196306" calcext:value-type="float">
            <text:p>0.0854066743</text:p>
          </table:table-cell>
          <table:table-cell office:value-type="float" office:value="-0.0282149711489956" calcext:value-type="float">
            <text:p>-0.0282149711</text:p>
          </table:table-cell>
        </table:table-row>
        <table:table-row table:style-name="ro1">
          <table:table-cell office:value-type="string" calcext:value-type="string">
            <text:p>GO_0009086</text:p>
          </table:table-cell>
          <table:table-cell office:value-type="float" office:value="-0.0547399653077677" calcext:value-type="float">
            <text:p>-0.0547399653</text:p>
          </table:table-cell>
          <table:table-cell office:value-type="float" office:value="0.00436179669321268" calcext:value-type="float">
            <text:p>0.0043617967</text:p>
          </table:table-cell>
        </table:table-row>
        <table:table-row table:style-name="ro1">
          <table:table-cell office:value-type="string" calcext:value-type="string">
            <text:p>GO_0009094</text:p>
          </table:table-cell>
          <table:table-cell office:value-type="float" office:value="-0.050999571107239" calcext:value-type="float">
            <text:p>-0.0509995711</text:p>
          </table:table-cell>
          <table:table-cell office:value-type="float" office:value="0.00556938035879106" calcext:value-type="float">
            <text:p>0.0055693804</text:p>
          </table:table-cell>
        </table:table-row>
        <table:table-row table:style-name="ro1">
          <table:table-cell office:value-type="string" calcext:value-type="string">
            <text:p>GO_0006526</text:p>
          </table:table-cell>
          <table:table-cell office:value-type="float" office:value="-0.0207514550166629" calcext:value-type="float">
            <text:p>-0.020751455</text:p>
          </table:table-cell>
          <table:table-cell office:value-type="float" office:value="-0.00555745333675437" calcext:value-type="float">
            <text:p>-0.0055574533</text:p>
          </table:table-cell>
        </table:table-row>
        <table:table-row table:style-name="ro1">
          <table:table-cell office:value-type="string" calcext:value-type="string">
            <text:p>GO_0006535</text:p>
          </table:table-cell>
          <table:table-cell office:value-type="float" office:value="0.0258920233441789" calcext:value-type="float">
            <text:p>0.0258920233</text:p>
          </table:table-cell>
          <table:table-cell office:value-type="float" office:value="-0.00257757656727798" calcext:value-type="float">
            <text:p>-0.0025775766</text:p>
          </table:table-cell>
        </table:table-row>
        <table:table-row table:style-name="ro1">
          <table:table-cell office:value-type="string" calcext:value-type="string">
            <text:p>GO_0009098</text:p>
          </table:table-cell>
          <table:table-cell office:value-type="float" office:value="-0.013459405580868" calcext:value-type="float">
            <text:p>-0.0134594056</text:p>
          </table:table-cell>
          <table:table-cell office:value-type="float" office:value="-0.00953483481424585" calcext:value-type="float">
            <text:p>-0.0095348348</text:p>
          </table:table-cell>
        </table:table-row>
        <table:table-row table:style-name="ro1">
          <table:table-cell office:value-type="string" calcext:value-type="string">
            <text:p>GO_0006529</text:p>
          </table:table-cell>
          <table:table-cell office:value-type="float" office:value="-0.0267125372211223" calcext:value-type="float">
            <text:p>-0.0267125372</text:p>
          </table:table-cell>
          <table:table-cell office:value-type="float" office:value="0.0197513486693688" calcext:value-type="float">
            <text:p>0.0197513487</text:p>
          </table:table-cell>
        </table:table-row>
        <table:table-row table:style-name="ro1">
          <table:table-cell office:value-type="string" calcext:value-type="string">
            <text:p>GO_0009073</text:p>
          </table:table-cell>
          <table:table-cell office:value-type="float" office:value="-0.024977885967515" calcext:value-type="float">
            <text:p>-0.024977886</text:p>
          </table:table-cell>
          <table:table-cell office:value-type="float" office:value="-0.00241199376175136" calcext:value-type="float">
            <text:p>-0.0024119938</text:p>
          </table:table-cell>
        </table:table-row>
        <table:table-row table:style-name="ro1">
          <table:table-cell office:value-type="string" calcext:value-type="string">
            <text:p>GO_0019281</text:p>
          </table:table-cell>
          <table:table-cell office:value-type="float" office:value="-0.0446167136993464" calcext:value-type="float">
            <text:p>-0.0446167137</text:p>
          </table:table-cell>
          <table:table-cell office:value-type="float" office:value="-0.00622224976740425" calcext:value-type="float">
            <text:p>-0.0062222498</text:p>
          </table:table-cell>
        </table:table-row>
      </table:table>
      <table:table table:name="positive loadings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erm</text:p>
          </table:table-cell>
          <table:table-cell office:value-type="string" calcext:value-type="string">
            <text:p>term id</text:p>
          </table:table-cell>
          <table:table-cell office:value-type="string" calcext:value-type="string">
            <text:p>Dim 1 loading</text:p>
          </table:table-cell>
        </table:table-row>
        <table:table-row table:style-name="ro1">
          <table:table-cell office:value-type="string" calcext:value-type="string">
            <text:p>alanine biosynthetic process</text:p>
          </table:table-cell>
          <table:table-cell office:value-type="string" calcext:value-type="string">
            <text:p>GO_0006523</text:p>
          </table:table-cell>
          <table:table-cell office:value-type="float" office:value="0.0854066743196306" calcext:value-type="float">
            <text:p>0.0854066743</text:p>
          </table:table-cell>
        </table:table-row>
        <table:table-row table:style-name="ro1">
          <table:table-cell office:value-type="string" calcext:value-type="string">
            <text:p>glutamine biosynthetic process</text:p>
          </table:table-cell>
          <table:table-cell office:value-type="string" calcext:value-type="string">
            <text:p>GO_0006542</text:p>
          </table:table-cell>
          <table:table-cell office:value-type="float" office:value="0.0823866517772887" calcext:value-type="float">
            <text:p>0.0823866518</text:p>
          </table:table-cell>
        </table:table-row>
        <table:table-row table:style-name="ro1">
          <table:table-cell office:value-type="string" calcext:value-type="string">
            <text:p>branched-chain amino acid biosynthetic process</text:p>
          </table:table-cell>
          <table:table-cell office:value-type="string" calcext:value-type="string">
            <text:p>GO_0009082</text:p>
          </table:table-cell>
          <table:table-cell office:value-type="float" office:value="0.0542505889341867" calcext:value-type="float">
            <text:p>0.0542505889</text:p>
          </table:table-cell>
        </table:table-row>
        <table:table-row table:style-name="ro1">
          <table:table-cell office:value-type="string" calcext:value-type="string">
            <text:p>cysteine biosynthetic process from serine</text:p>
          </table:table-cell>
          <table:table-cell office:value-type="string" calcext:value-type="string">
            <text:p>GO_0006535</text:p>
          </table:table-cell>
          <table:table-cell office:value-type="float" office:value="0.0258920233441789" calcext:value-type="float">
            <text:p>0.0258920233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term</text:p>
          </table:table-cell>
          <table:table-cell table:style-name="ce1" office:value-type="string" calcext:value-type="string">
            <text:p>PcoA dimension 1 loading</text:p>
          </table:table-cell>
          <table:table-cell/>
        </table:table-row>
        <table:table-row table:style-name="ro1">
          <table:table-cell office:value-type="string" calcext:value-type="string">
            <text:p>alanine biosynthetic process [GO_0006523]</text:p>
          </table:table-cell>
          <table:table-cell office:value-type="float" office:value="0.0854066743196306" calcext:value-type="float">
            <text:p>0.0854066743</text:p>
          </table:table-cell>
          <table:table-cell/>
        </table:table-row>
        <table:table-row table:style-name="ro1">
          <table:table-cell office:value-type="string" calcext:value-type="string">
            <text:p>glutamine biosynthetic process [GO_0006542]</text:p>
          </table:table-cell>
          <table:table-cell office:value-type="float" office:value="0.0823866517772887" calcext:value-type="float">
            <text:p>0.0823866518</text:p>
          </table:table-cell>
          <table:table-cell/>
        </table:table-row>
        <table:table-row table:style-name="ro1">
          <table:table-cell office:value-type="string" calcext:value-type="string">
            <text:p>branched-chain amino acid biosynthetic process [GO_0009082]</text:p>
          </table:table-cell>
          <table:table-cell office:value-type="float" office:value="0.0542505889341867" calcext:value-type="float">
            <text:p>0.0542505889</text:p>
          </table:table-cell>
          <table:table-cell/>
        </table:table-row>
        <table:table-row table:style-name="ro1">
          <table:table-cell office:value-type="string" calcext:value-type="string">
            <text:p>cysteine biosynthetic process from serine [GO_0006535]</text:p>
          </table:table-cell>
          <table:table-cell office:value-type="float" office:value="0.0258920233441789" calcext:value-type="float">
            <text:p>0.0258920233</text:p>
          </table:table-cell>
          <table:table-cell/>
        </table:table-row>
      </table:table>
      <table:table table:name="negative loadings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erm</text:p>
          </table:table-cell>
          <table:table-cell office:value-type="string" calcext:value-type="string">
            <text:p>term id</text:p>
          </table:table-cell>
          <table:table-cell office:value-type="string" calcext:value-type="string">
            <text:p>Dim 1 loading</text:p>
          </table:table-cell>
        </table:table-row>
        <table:table-row table:style-name="ro1">
          <table:table-cell office:value-type="string" calcext:value-type="string">
            <text:p>methionine biosynthetic process</text:p>
          </table:table-cell>
          <table:table-cell office:value-type="string" calcext:value-type="string">
            <text:p>GO_0009086</text:p>
          </table:table-cell>
          <table:table-cell office:value-type="float" office:value="-0.0547399653077677" calcext:value-type="float">
            <text:p>-0.0547399653</text:p>
          </table:table-cell>
        </table:table-row>
        <table:table-row table:style-name="ro1">
          <table:table-cell office:value-type="string" calcext:value-type="string">
            <text:p>L-phenylalanine biosynthetic process</text:p>
          </table:table-cell>
          <table:table-cell office:value-type="string" calcext:value-type="string">
            <text:p>GO_0009094</text:p>
          </table:table-cell>
          <table:table-cell office:value-type="float" office:value="-0.050999571107239" calcext:value-type="float">
            <text:p>-0.0509995711</text:p>
          </table:table-cell>
        </table:table-row>
        <table:table-row table:style-name="ro1">
          <table:table-cell office:value-type="string" calcext:value-type="string">
            <text:p>L-methionine biosynthetic process from homoserine via O-succinyl-L-homoserine and cystathionine</text:p>
          </table:table-cell>
          <table:table-cell office:value-type="string" calcext:value-type="string">
            <text:p>GO_0019281</text:p>
          </table:table-cell>
          <table:table-cell office:value-type="float" office:value="-0.0446167136993464" calcext:value-type="float">
            <text:p>-0.0446167137</text:p>
          </table:table-cell>
        </table:table-row>
        <table:table-row table:style-name="ro1">
          <table:table-cell office:value-type="string" calcext:value-type="string">
            <text:p>glycine biosynthetic process</text:p>
          </table:table-cell>
          <table:table-cell office:value-type="string" calcext:value-type="string">
            <text:p>GO_0006545</text:p>
          </table:table-cell>
          <table:table-cell office:value-type="float" office:value="-0.0422156337777769" calcext:value-type="float">
            <text:p>-0.0422156338</text:p>
          </table:table-cell>
        </table:table-row>
        <table:table-row table:style-name="ro1">
          <table:table-cell office:value-type="string" calcext:value-type="string">
            <text:p>lysine biosynthetic process via diaminopimelate</text:p>
          </table:table-cell>
          <table:table-cell office:value-type="string" calcext:value-type="string">
            <text:p>GO_0009089</text:p>
          </table:table-cell>
          <table:table-cell office:value-type="float" office:value="-0.0395103023687902" calcext:value-type="float">
            <text:p>-0.0395103024</text:p>
          </table:table-cell>
        </table:table-row>
        <table:table-row table:style-name="ro1">
          <table:table-cell office:value-type="string" calcext:value-type="string">
            <text:p>tyrosine biosynthetic process</text:p>
          </table:table-cell>
          <table:table-cell office:value-type="string" calcext:value-type="string">
            <text:p>GO_0006571</text:p>
          </table:table-cell>
          <table:table-cell office:value-type="float" office:value="-0.0353511625979124" calcext:value-type="float">
            <text:p>-0.0353511626</text:p>
          </table:table-cell>
        </table:table-row>
        <table:table-row table:style-name="ro1">
          <table:table-cell office:value-type="string" calcext:value-type="string">
            <text:p>glutamate biosynthetic process</text:p>
          </table:table-cell>
          <table:table-cell office:value-type="string" calcext:value-type="string">
            <text:p>GO_0006537</text:p>
          </table:table-cell>
          <table:table-cell office:value-type="float" office:value="-0.0297865333644114" calcext:value-type="float">
            <text:p>-0.0297865334</text:p>
          </table:table-cell>
        </table:table-row>
        <table:table-row table:style-name="ro1">
          <table:table-cell office:value-type="string" calcext:value-type="string">
            <text:p>asparagine biosynthetic process</text:p>
          </table:table-cell>
          <table:table-cell office:value-type="string" calcext:value-type="string">
            <text:p>GO_0006529</text:p>
          </table:table-cell>
          <table:table-cell office:value-type="float" office:value="-0.0267125372211223" calcext:value-type="float">
            <text:p>-0.0267125372</text:p>
          </table:table-cell>
        </table:table-row>
        <table:table-row table:style-name="ro1">
          <table:table-cell office:value-type="string" calcext:value-type="string">
            <text:p>histidine biosynthetic process</text:p>
          </table:table-cell>
          <table:table-cell office:value-type="string" calcext:value-type="string">
            <text:p>GO_0000105</text:p>
          </table:table-cell>
          <table:table-cell office:value-type="float" office:value="-0.0266314399716874" calcext:value-type="float">
            <text:p>-0.02663144</text:p>
          </table:table-cell>
        </table:table-row>
        <table:table-row table:style-name="ro1">
          <table:table-cell office:value-type="string" calcext:value-type="string">
            <text:p>aromatic amino acid family biosynthetic process</text:p>
          </table:table-cell>
          <table:table-cell office:value-type="string" calcext:value-type="string">
            <text:p>GO_0009073</text:p>
          </table:table-cell>
          <table:table-cell office:value-type="float" office:value="-0.024977885967515" calcext:value-type="float">
            <text:p>-0.024977886</text:p>
          </table:table-cell>
        </table:table-row>
        <table:table-row table:style-name="ro1">
          <table:table-cell office:value-type="string" calcext:value-type="string">
            <text:p>arginine biosynthetic process</text:p>
          </table:table-cell>
          <table:table-cell office:value-type="string" calcext:value-type="string">
            <text:p>GO_0006526</text:p>
          </table:table-cell>
          <table:table-cell office:value-type="float" office:value="-0.0207514550166629" calcext:value-type="float">
            <text:p>-0.020751455</text:p>
          </table:table-cell>
        </table:table-row>
        <table:table-row table:style-name="ro1">
          <table:table-cell office:value-type="string" calcext:value-type="string">
            <text:p>cellular amino acid biosynthetic process</text:p>
          </table:table-cell>
          <table:table-cell office:value-type="string" calcext:value-type="string">
            <text:p>GO_0008652</text:p>
          </table:table-cell>
          <table:table-cell office:value-type="float" office:value="-0.0175536448027657" calcext:value-type="float">
            <text:p>-0.0175536448</text:p>
          </table:table-cell>
        </table:table-row>
        <table:table-row table:style-name="ro1">
          <table:table-cell office:value-type="string" calcext:value-type="string">
            <text:p>leucine biosynthetic process</text:p>
          </table:table-cell>
          <table:table-cell office:value-type="string" calcext:value-type="string">
            <text:p>GO_0009098</text:p>
          </table:table-cell>
          <table:table-cell office:value-type="float" office:value="-0.013459405580868" calcext:value-type="float">
            <text:p>-0.0134594056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term</text:p>
          </table:table-cell>
          <table:table-cell table:style-name="ce1" office:value-type="string" calcext:value-type="string">
            <text:p>PcoA dimension 1 loading</text:p>
          </table:table-cell>
          <table:table-cell/>
        </table:table-row>
        <table:table-row table:style-name="ro1">
          <table:table-cell office:value-type="string" calcext:value-type="string">
            <text:p>methionine biosynthetic process [GO_0009086]</text:p>
          </table:table-cell>
          <table:table-cell office:value-type="float" office:value="-0.0547399653077677" calcext:value-type="float">
            <text:p>-0.0547399653</text:p>
          </table:table-cell>
          <table:table-cell/>
        </table:table-row>
        <table:table-row table:style-name="ro1">
          <table:table-cell office:value-type="string" calcext:value-type="string">
            <text:p>L-phenylalanine biosynthetic process [GO_0009094]</text:p>
          </table:table-cell>
          <table:table-cell office:value-type="float" office:value="-0.050999571107239" calcext:value-type="float">
            <text:p>-0.0509995711</text:p>
          </table:table-cell>
          <table:table-cell/>
        </table:table-row>
        <table:table-row table:style-name="ro1">
          <table:table-cell office:value-type="string" calcext:value-type="string">
            <text:p>L-methionine biosynthetic process from homoserine via O-succinyl-L-homoserine and cystathionine [GO_0019281]</text:p>
          </table:table-cell>
          <table:table-cell office:value-type="float" office:value="-0.0446167136993464" calcext:value-type="float">
            <text:p>-0.0446167137</text:p>
          </table:table-cell>
          <table:table-cell/>
        </table:table-row>
        <table:table-row table:style-name="ro1">
          <table:table-cell office:value-type="string" calcext:value-type="string">
            <text:p>glycine biosynthetic process [GO_0006545]</text:p>
          </table:table-cell>
          <table:table-cell office:value-type="float" office:value="-0.0422156337777769" calcext:value-type="float">
            <text:p>-0.0422156338</text:p>
          </table:table-cell>
          <table:table-cell/>
        </table:table-row>
        <table:table-row table:style-name="ro1">
          <table:table-cell office:value-type="string" calcext:value-type="string">
            <text:p>lysine biosynthetic process via diaminopimelate [GO_0009089]</text:p>
          </table:table-cell>
          <table:table-cell office:value-type="float" office:value="-0.0395103023687902" calcext:value-type="float">
            <text:p>-0.0395103024</text:p>
          </table:table-cell>
          <table:table-cell/>
        </table:table-row>
        <table:table-row table:style-name="ro1">
          <table:table-cell office:value-type="string" calcext:value-type="string">
            <text:p>tyrosine biosynthetic process [GO_0006571]</text:p>
          </table:table-cell>
          <table:table-cell office:value-type="float" office:value="-0.0353511625979124" calcext:value-type="float">
            <text:p>-0.0353511626</text:p>
          </table:table-cell>
          <table:table-cell/>
        </table:table-row>
        <table:table-row table:style-name="ro1">
          <table:table-cell office:value-type="string" calcext:value-type="string">
            <text:p>glutamate biosynthetic process [GO_0006537]</text:p>
          </table:table-cell>
          <table:table-cell office:value-type="float" office:value="-0.0297865333644114" calcext:value-type="float">
            <text:p>-0.0297865334</text:p>
          </table:table-cell>
          <table:table-cell/>
        </table:table-row>
        <table:table-row table:style-name="ro1">
          <table:table-cell office:value-type="string" calcext:value-type="string">
            <text:p>asparagine biosynthetic process [GO_0006529]</text:p>
          </table:table-cell>
          <table:table-cell office:value-type="float" office:value="-0.0267125372211223" calcext:value-type="float">
            <text:p>-0.0267125372</text:p>
          </table:table-cell>
          <table:table-cell/>
        </table:table-row>
        <table:table-row table:style-name="ro1">
          <table:table-cell office:value-type="string" calcext:value-type="string">
            <text:p>histidine biosynthetic process [GO_0000105]</text:p>
          </table:table-cell>
          <table:table-cell office:value-type="float" office:value="-0.0266314399716874" calcext:value-type="float">
            <text:p>-0.02663144</text:p>
          </table:table-cell>
          <table:table-cell/>
        </table:table-row>
        <table:table-row table:style-name="ro1">
          <table:table-cell office:value-type="string" calcext:value-type="string">
            <text:p>aromatic amino acid family biosynthetic process [GO_0009073]</text:p>
          </table:table-cell>
          <table:table-cell office:value-type="float" office:value="-0.024977885967515" calcext:value-type="float">
            <text:p>-0.024977886</text:p>
          </table:table-cell>
          <table:table-cell/>
        </table:table-row>
        <table:table-row table:style-name="ro1">
          <table:table-cell office:value-type="string" calcext:value-type="string">
            <text:p>arginine biosynthetic process [GO_0006526]</text:p>
          </table:table-cell>
          <table:table-cell office:value-type="float" office:value="-0.0207514550166629" calcext:value-type="float">
            <text:p>-0.020751455</text:p>
          </table:table-cell>
          <table:table-cell/>
        </table:table-row>
        <table:table-row table:style-name="ro1">
          <table:table-cell office:value-type="string" calcext:value-type="string">
            <text:p>cellular amino acid biosynthetic process [GO_0008652]</text:p>
          </table:table-cell>
          <table:table-cell office:value-type="float" office:value="-0.0175536448027657" calcext:value-type="float">
            <text:p>-0.0175536448</text:p>
          </table:table-cell>
          <table:table-cell/>
        </table:table-row>
        <table:table-row table:style-name="ro1">
          <table:table-cell office:value-type="string" calcext:value-type="string">
            <text:p>leucine biosynthetic process [GO_0009098]</text:p>
          </table:table-cell>
          <table:table-cell office:value-type="float" office:value="-0.013459405580868" calcext:value-type="float">
            <text:p>-0.0134594056</text:p>
          </table:table-cell>
          <table:table-cell/>
        </table:table-row>
      </table:table>
      <table:named-expressions/>
      <table:database-ranges>
        <table:database-range table:name="__Anonymous_Sheet_DB__1" table:target-range-address="'positive loadings'.B1:'positive loadings'.C18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negative loadings'.A1:'negative loadings'.C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3-04T04:19:17.963736686</dc:date>
    <meta:editing-duration>PT45M53S</meta:editing-duration>
    <meta:editing-cycles>5</meta:editing-cycles>
    <meta:document-statistic meta:table-count="3" meta:cell-count="149" meta:object-count="0"/>
  </office:meta>
</office:document-meta>
</file>